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fill-color="#bce4e5" draw:textarea-horizontal-align="justify" draw:textarea-vertical-align="middle" draw:auto-grow-height="false" fo:min-height="19.435cm" fo:min-width="11.184cm" fo:padding-top="0.177cm" fo:padding-bottom="0.177cm" fo:padding-left="0.302cm" fo:padding-right="0.302cm"/>
    </style:style>
    <style:style style:name="gr2" style:family="graphic" style:parent-style-name="standard">
      <style:graphic-properties svg:stroke-color="#eeeeee" draw:fill-color="#dddddd" draw:textarea-horizontal-align="justify" draw:textarea-vertical-align="middle" draw:auto-grow-height="false" fo:min-height="0.512cm" fo:min-width="10.549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10.549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10.549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10.549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10.549cm"/>
    </style:style>
    <style:style style:name="gr7" style:family="graphic" style:parent-style-name="standard">
      <style:graphic-properties svg:stroke-color="#eeeeee" draw:fill-color="#dddddd" draw:textarea-horizontal-align="justify" draw:textarea-vertical-align="middle" draw:auto-grow-height="false" fo:min-height="2.798cm" fo:min-width="10.549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147cm" fo:min-width="1.532cm"/>
    </style:style>
    <style:style style:name="gr9" style:family="graphic" style:parent-style-name="standard">
      <style:graphic-properties draw:stroke="none" svg:stroke-color="#000000" draw:fill="none" draw:fill-color="#ffffff" fo:min-height="19.689cm"/>
    </style:style>
    <style:style style:name="P1" style:family="paragraph">
      <loext:graphic-properties draw:fill="none" draw:fill-color="#bce4e5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19.685cm" svg:x="1.635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49cm" svg:height="0.762cm" svg:x="1.889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049cm" svg:height="1.778cm" svg:x="1.889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49cm" svg:height="0.762cm" svg:x="1.889cm" svg:y="7.4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049cm" svg:height="2.286cm" svg:x="1.889cm" svg:y="15.3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49cm" svg:height="0.762cm" svg:x="1.889cm" svg:y="18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049cm" svg:height="2.413cm" svg:x="1.889cm" svg:y="19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.049cm" svg:height="2.54cm" svg:x="1.889cm" svg:y="8.4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049cm" svg:height="3.048cm" svg:x="1.889cm" svg:y="11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1.397cm" svg:x="2.143cm" svg:y="5.44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017cm" svg:height="19.939cm" svg:x="13.573cm" svg:y="3.921cm">
          <draw:text-box>
            <text:p text:style-name="P5"><text:span text:style-name="T1">HRZ 9 [2%] – Vuoto</text:span></text:p>
            <text:p text:style-name="P5"><text:span text:style-name="T1"/></text:p>
            <text:p text:style-name="P5"><text:span text:style-name="T1">HRZ 8 [5%] – Menu</text:span></text:p>
            <text:p text:style-name="P5"><text:span text:style-name="T1"><text:s text:c="3"/></text:span><text:span text:style-name="T1">TBL</text:span></text:p>
            <text:p text:style-name="P5"><text:span text:style-name="T1"><text:s text:c="6"/></text:span><text:span text:style-name="T1">Button4 → Screen2</text:span></text:p>
            <text:p text:style-name="P5"><text:span text:style-name="T1"/></text:p>
            <text:p text:style-name="P5"><text:span text:style-name="T1">HRZ 10 [5%] – Vuoto</text:span></text:p>
            <text:p text:style-name="P6"><text:span text:style-name="T1"/></text:p>
            <text:p text:style-name="P5"><text:span text:style-name="T1">HRZ 11 [10%] – CheckClima</text:span></text:p>
            <text:p text:style-name="P5"><text:span text:style-name="T1"><text:s text:c="2"/></text:span><text:span text:style-name="T1">TBL 6 [3,2]</text:span></text:p>
            <text:p text:style-name="P5"><text:span text:style-name="T1"><text:s text:c="6"/></text:span><text:span text:style-name="T1">-</text:span></text:p>
            <text:p text:style-name="P5"><text:span text:style-name="T1"><text:s text:c="5"/></text:span><text:span text:style-name="T1">VRT 1 (Label1, Button5)</text:span></text:p>
            <text:p text:style-name="P5"><text:span text:style-name="T1"><text:s text:c="5"/></text:span><text:span text:style-name="T1">- </text:span></text:p>
            <text:p text:style-name="P5"><text:span text:style-name="T1"/></text:p>
            <text:p text:style-name="P6"><text:span text:style-name="T1">HRZ 12 [5%] – Vuoto</text:span></text:p>
            <text:p text:style-name="P6"><text:span text:style-name="T1"/></text:p>
            <text:p text:style-name="P5"><text:span text:style-name="T1">HRZ 13 [10%] – Breath</text:span></text:p>
            <text:p text:style-name="P5"><text:span text:style-name="T1"><text:s text:c="3"/></text:span><text:span text:style-name="T1">TBL 7 [2,1]</text:span></text:p>
            <text:p text:style-name="P5"><text:span text:style-name="T1"><text:s text:c="6"/></text:span><text:span text:style-name="T1">VRT 2(Image1,Image2)</text:span></text:p>
            <text:p text:style-name="P5"><text:span text:style-name="T1"><text:s text:c="6"/></text:span><text:span text:style-name="T1">VRT 3(Label2, Button6, Button7)</text:span></text:p>
            <text:p text:style-name="P5"><text:span text:style-name="T1"/></text:p>
            <text:p text:style-name="P6"><text:span text:style-name="T1">HRZ 14 [5%] – Vuoto</text:span></text:p>
            <text:p text:style-name="P6"><text:span text:style-name="T1"/></text:p>
            <text:p text:style-name="P5"><text:span text:style-name="T1">HRZ 15 [10%] – Heath</text:span></text:p>
            <text:p text:style-name="P6"><text:span text:style-name="T1"><text:s text:c="3"/></text:span><text:span text:style-name="T1">TBL 8 [2,1]</text:span></text:p>
            <text:p text:style-name="P6"><text:span text:style-name="T1"><text:s text:c="6"/></text:span><text:span text:style-name="T1">VRT 4(Image3,Image4)</text:span></text:p>
            <text:p text:style-name="P5"><text:span text:style-name="T1"><text:s text:c="6"/></text:span><text:span text:style-name="T1">VRT 5(Label3, Button8, Button9)</text:span></text:p>
            <text:p text:style-name="P5"><text:span text:style-name="T1"/></text:p>
            <text:p text:style-name="P5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10:33:57.358100572</meta:creation-date>
    <dc:date>2019-02-05T11:16:16.904293090</dc:date>
    <meta:editing-duration>PT10M59S</meta:editing-duration>
    <meta:editing-cycles>2</meta:editing-cycles>
    <meta:generator>LibreOffice/6.0.6.2$Linux_X86_64 LibreOffice_project/00$Build-2</meta:generator>
    <meta:document-statistic meta:object-count="11"/>
  </office:meta>
</office:document-meta>
</file>